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oads on girder truss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0.22480894387096" calcext:value-type="float">
            <text:p>0.22</text:p>
          </table:table-cell>
        </table:table-row>
        <table:table-row table:style-name="ro1">
          <table:table-cell office:value-type="string" calcext:value-type="string">
            <text:p>Jack truss number</text:p>
          </table:table-cell>
          <table:table-cell office:value-type="string" calcext:value-type="string">
            <text:p>kN (uplift&gt;0)</text:p>
          </table:table-cell>
          <table:table-cell table:style-name="Default" office:value-type="string" calcext:value-type="string">
            <text:p>kips (uplift&gt;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B4]*[.C$2]" office:value-type="float" office:value="2.810111798387" calcext:value-type="float">
            <text:p>2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formula="of:=[.B5]*[.C$2]" office:value-type="float" office:value="1.01164024741932" calcext:value-type="float">
            <text:p>1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[.B6]*[.C$2]" office:value-type="float" office:value="0.11240447193548" calcext:value-type="float">
            <text:p>0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B7]*[.C$2]" office:value-type="float" office:value="0.11240447193548" calcext:value-type="float">
            <text:p>0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B8]*[.C$2]" office:value-type="float" office:value="0.11240447193548" calcext:value-type="float">
            <text:p>0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[.B9]*[.C$2]" office:value-type="float" office:value="0.11240447193548" calcext:value-type="float">
            <text:p>0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[.B10]*[.C$2]" office:value-type="float" office:value="0.11240447193548" calcext:value-type="float">
            <text:p>0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B11]*[.C$2]" office:value-type="float" office:value="0.11240447193548" calcext:value-type="float">
            <text:p>0.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[.B12]*[.C$2]" office:value-type="float" office:value="0.11240447193548" calcext:value-type="float">
            <text:p>0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B13]*[.C$2]" office:value-type="float" office:value="0.11240447193548" calcext:value-type="float">
            <text:p>0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[.B14]*[.C$2]" office:value-type="float" office:value="0.11240447193548" calcext:value-type="float">
            <text:p>0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[.B15]*[.C$2]" office:value-type="float" office:value="0.11240447193548" calcext:value-type="float">
            <text:p>0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formula="of:=[.B16]*[.C$2]" office:value-type="float" office:value="0.11240447193548" calcext:value-type="float">
            <text:p>0.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formula="of:=[.B17]*[.C$2]" office:value-type="float" office:value="0.11240447193548" calcext:value-type="float">
            <text:p>0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9:16:08.321049102</meta:creation-date>
    <dc:date>2019-12-23T19:21:21.854386651</dc:date>
    <meta:editing-duration>PT5M15S</meta:editing-duration>
    <meta:editing-cycles>1</meta:editing-cycles>
    <meta:document-statistic meta:table-count="1" meta:cell-count="47" meta:object-count="0"/>
    <meta:generator>LibreOffice/6.0.7.3$Linux_X86_64 LibreOffice_project/00m0$Build-3</meta:generator>
  </office:meta>
</office:document-meta>
</file>